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0.961cm" table:align="left"/>
    </style:style>
    <style:style style:name="Tabelle1.A" style:family="table-column">
      <style:table-column-properties style:column-width="2.907cm"/>
    </style:style>
    <style:style style:name="Tabelle1.B" style:family="table-column">
      <style:table-column-properties style:column-width="8.054cm"/>
    </style:style>
    <style:style style:name="Tabelle1.1" style:family="table-row">
      <style:table-row-properties style:min-row-height="0.265cm"/>
    </style:style>
    <style:style style:name="Tabelle1.A1" style:family="table-cell">
      <style:table-cell-properties fo:padding="0.049cm" fo:border="none"/>
    </style:style>
    <style:style style:name="Tabelle2" style:family="table">
      <style:table-properties style:width="12.143cm" table:align="left"/>
    </style:style>
    <style:style style:name="Tabelle2.A" style:family="table-column">
      <style:table-column-properties style:column-width="3.022cm"/>
    </style:style>
    <style:style style:name="Tabelle2.B" style:family="table-column">
      <style:table-column-properties style:column-width="7.297cm"/>
    </style:style>
    <style:style style:name="Tabelle2.C" style:family="table-column">
      <style:table-column-properties style:column-width="1.824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cccccc" fo:padding="0.097cm" fo:border="0.05pt solid #000000">
        <style:background-image/>
      </style:table-cell-properties>
    </style:style>
    <style:style style:name="Tabelle3" style:family="table">
      <style:table-properties style:width="12.143cm" table:align="left"/>
    </style:style>
    <style:style style:name="Tabelle3.A" style:family="table-column">
      <style:table-column-properties style:column-width="3.022cm"/>
    </style:style>
    <style:style style:name="Tabelle3.B" style:family="table-column">
      <style:table-column-properties style:column-width="7.297cm"/>
    </style:style>
    <style:style style:name="Tabelle3.C" style:family="table-column">
      <style:table-column-properties style:column-width="1.824cm"/>
    </style:style>
    <style:style style:name="Tabelle3.1" style:family="table-row">
      <style:table-row-properties style:min-row-height="0.109cm"/>
    </style:style>
    <style:style style:name="Tabelle3.A1" style:family="table-cell">
      <style:table-cell-properties fo:padding-left="0.101cm" fo:padding-right="0.101cm" fo:padding-top="0.011cm" fo:padding-bottom="0.011cm" fo:border-left="0.05pt solid #000000" fo:border-right="none" fo:border-top="0.05pt solid #000000" fo:border-bottom="0.05pt solid #000000"/>
    </style:style>
    <style:style style:name="Tabelle3.C1" style:family="table-cell">
      <style:table-cell-properties fo:padding-left="0.101cm" fo:padding-right="0.101cm" fo:padding-top="0.011cm" fo:padding-bottom="0.011cm" fo:border="0.05pt solid #000000"/>
    </style:style>
    <style:style style:name="Tabelle4" style:family="table">
      <style:table-properties style:width="12.143cm" table:align="left"/>
    </style:style>
    <style:style style:name="Tabelle4.A" style:family="table-column">
      <style:table-column-properties style:column-width="1.683cm"/>
    </style:style>
    <style:style style:name="Tabelle4.B" style:family="table-column">
      <style:table-column-properties style:column-width="8.65cm"/>
    </style:style>
    <style:style style:name="Tabelle4.C" style:family="table-column">
      <style:table-column-properties style:column-width="1.81cm"/>
    </style:style>
    <style:style style:name="Tabelle4.A1" style:family="table-cell">
      <style:table-cell-properties fo:padding="0.097cm" fo:border-left="none" fo:border-right="none" fo:border-top="0.5pt solid #000000" fo:border-bottom="none"/>
    </style:style>
    <style:style style:name="Tabelle4.A2" style:family="table-cell">
      <style:table-cell-properties fo:padding="0.097cm" fo:border="none"/>
    </style:style>
    <style:style style:name="Tabelle5" style:family="table">
      <style:table-properties style:width="12.143cm" fo:margin-left="-0.092cm" table:align="left"/>
    </style:style>
    <style:style style:name="Tabelle5.A" style:family="table-column">
      <style:table-column-properties style:column-width="4.387cm"/>
    </style:style>
    <style:style style:name="Tabelle5.B" style:family="table-column">
      <style:table-column-properties style:column-width="2.117cm"/>
    </style:style>
    <style:style style:name="Tabelle5.C" style:family="table-column">
      <style:table-column-properties style:column-width="3.815cm"/>
    </style:style>
    <style:style style:name="Tabelle5.D" style:family="table-column">
      <style:table-column-properties style:column-width="1.824cm"/>
    </style:style>
    <style:style style:name="Tabelle5.A1" style:family="table-cell">
      <style:table-cell-properties fo:background-color="#ffffcc" fo:padding="0.049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Standard">
      <style:text-properties fo:font-size="2pt" fo:font-weight="bold" style:font-size-asian="1.75pt" style:font-weight-asian="bold" style:font-size-complex="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officeooo:paragraph-rsid="0013ccd6" style:font-size-asian="10pt" style:font-size-complex="10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Text_20_body">
      <style:text-properties fo:font-size="2pt" style:font-size-asian="1.75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Standard"><text:placeholder text:placeholder-type="text">&lt;setLang('de_DE')&gt;</text:placeholder></text:p>
      <text:p text:style-name="P8"/>
      <text:p text:style-name="P7"/>
      <text:p text:style-name="P12">Arbeitsbericht:<text:text-input text:description="&lt;formatLang(o.date_from,date=True)&gt;">DATE_FROM</text:text-input> - <text:text-input text:description="&lt;formatLang(o.date_to,date=True)&gt;">DATE_TO</text:text-input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9">Mitarbeiter:</text:p>
          </table:table-cell>
          <table:table-cell table:style-name="Tabelle1.A1" office:value-type="string">
            <text:p text:style-name="P9"><text:text-input text:description="&lt;o.employee_id.name&gt;">EMPLOYEE_NAME</text:text-input></text:p>
          </table:table-cell>
        </table:table-row>
        <table:table-row>
          <table:table-cell table:style-name="Tabelle1.A1" office:value-type="string">
            <text:p text:style-name="P9">Personal Nr.:</text:p>
          </table:table-cell>
          <table:table-cell table:style-name="Tabelle1.A1" office:value-type="string">
            <text:p text:style-name="P10"><text:text-input text:description="&lt;o.employee_id.identification_id or ''&gt;">IDENTIFICATION_ID</text:text-input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">Tag</text:p>
          </table:table-cell>
          <table:table-cell table:style-name="Tabelle2.A1" office:value-type="string">
            <text:p text:style-name="P3">Anwesenheit</text:p>
          </table:table-cell>
          <table:table-cell table:style-name="Tabelle2.C1" office:value-type="string">
            <text:p text:style-name="P3">Gesamt</text:p>
            <text:p text:style-name="P3">Anw.</text:p>
          </table:table-cell>
        </table:table-row>
      </table:table>
      <text:p text:style-name="P11"><text:text-input text:description="&lt;for each=&quot;day in timesheet_lines(o)&quot;&gt;">FOR EACH DAY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5"><text:text-input text:description="&lt;formatLang(day.day,date=True)&gt;">DAY</text:text-input></text:p>
          </table:table-cell>
          <table:table-cell table:style-name="Tabelle3.A1" office:value-type="string">
            <text:p text:style-name="P5"><text:text-input text:description="&lt;for each=&quot;att in day.attendance&quot;&gt;">FOR EACH ATT</text:text-input></text:p>
            <text:p text:style-name="P5"><text:text-input text:description="&lt;att.fromTime&gt;">FROM_TIME</text:text-input> - <text:text-input text:description="&lt;att.toTime&gt;">TO_TIME</text:text-input></text:p>
            <text:p text:style-name="P5"><text:text-input text:description="&lt;/for&gt;">END FOR</text:text-input></text:p>
            <text:p text:style-name="P5"><text:text-input text:description="&lt;for each=&quot;leave in day.leaves&quot;&gt;">FOR EACH LEAVE</text:text-input></text:p>
            <text:p text:style-name="P5"><text:text-input text:description="&lt;leave&gt;">LEAVE</text:text-input></text:p>
            <text:p text:style-name="P5"><text:text-input text:description="&lt;/for&gt;">END FOR</text:text-input></text:p>
          </table:table-cell>
          <table:table-cell table:style-name="Tabelle3.C1" office:value-type="string">
            <text:p text:style-name="P5"><text:text-input text:description="&lt;formatLang(day.total,float_time=True)&gt;">TOTAL</text:text-input></text:p>
          </table:table-cell>
        </table:table-row>
      </table:table>
      <text:p text:style-name="P11"><text:text-input text:description="&lt;/for&gt;">END FO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Table_20_Contents"/>
          </table:table-cell>
          <table:table-cell table:style-name="Tabelle4.A1" office:value-type="string">
            <text:p text:style-name="P1"/>
          </table:table-cell>
          <table:table-cell table:style-name="Tabelle4.A1" office:value-type="string">
            <text:p text:style-name="P3"><text:text-input text:description="&lt;formatLang(o.total_attendance,float_time=True)&gt;">TOTAL_ATTENDANCE</text:text-input></text:p>
          </table:table-cell>
        </table:table-row>
        <table:table-row>
          <table:table-cell table:style-name="Tabelle4.A2" table:number-columns-spanned="3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column table:style-name="Tabelle5.D"/>
              <table:table-row>
                <table:table-cell table:style-name="Tabelle5.A1" office:value-type="string">
                  <text:p text:style-name="P4">Saldo Vormonat:</text:p>
                </table:table-cell>
                <table:table-cell table:style-name="Tabelle5.A1" office:value-type="string">
                  <text:p text:style-name="P5"><text:text-input text:description="&lt;formatLang(o.last_saldo,float_time=True)&gt;">LAST_SALDO</text:text-input></text:p>
                </table:table-cell>
                <table:table-cell table:style-name="Tabelle5.A1" office:value-type="string">
                  <text:p text:style-name="P6">Urlaub Gesamt:</text:p>
                </table:table-cell>
                <table:table-cell table:style-name="Tabelle5.A1" office:value-type="string">
                  <text:p text:style-name="P5"><text:text-input text:description="&lt;formatLang(o.max_leaves)&gt;">MAX_LEAVES</text:text-input></text:p>
                </table:table-cell>
              </table:table-row>
              <table:table-row>
                <table:table-cell table:style-name="Tabelle5.A1" office:value-type="string">
                  <text:p text:style-name="P4">Saldo Korrektur:</text:p>
                </table:table-cell>
                <table:table-cell table:style-name="Tabelle5.A1" office:value-type="string">
                  <text:p text:style-name="P5"><text:text-input text:description="&lt;formatLang(o.saldo_correction,float_time=True)&gt;">SALDO_CORRECTION</text:text-input></text:p>
                </table:table-cell>
                <table:table-cell table:style-name="Tabelle5.A1" office:value-type="string">
                  <text:p text:style-name="P6">Urlaub Beansprucht:</text:p>
                </table:table-cell>
                <table:table-cell table:style-name="Tabelle5.A1" office:value-type="string">
                  <text:p text:style-name="P5"><text:text-input text:description="&lt;formatLang(o.leaves_taken)&gt;">LEAVES_TAKEN</text:text-input></text:p>
                </table:table-cell>
              </table:table-row>
              <table:table-row>
                <table:table-cell table:style-name="Tabelle5.A1" office:value-type="string">
                  <text:p text:style-name="P4">Saldo Soll:</text:p>
                </table:table-cell>
                <table:table-cell table:style-name="Tabelle5.A1" office:value-type="string">
                  <text:p text:style-name="P5"><text:text-input text:description="&lt;formatLang(o.total_target,float_time=True)&gt;">TOTAL_TARGET</text:text-input></text:p>
                </table:table-cell>
                <table:table-cell table:style-name="Tabelle5.A1" office:value-type="string">
                  <text:p text:style-name="P6">Resturlaub:</text:p>
                </table:table-cell>
                <table:table-cell table:style-name="Tabelle5.A1" office:value-type="string">
                  <text:p text:style-name="P5"><text:text-input text:description="&lt;formatLang(o.remaining_leaves)&gt;">REMAINING_LEAVES</text:text-input></text:p>
                </table:table-cell>
              </table:table-row>
              <table:table-row>
                <table:table-cell table:style-name="Tabelle5.A1" office:value-type="string">
                  <text:p text:style-name="P2">Saldo Ist:</text:p>
                </table:table-cell>
                <table:table-cell table:style-name="Tabelle5.A1" office:value-type="string">
                  <text:p text:style-name="P5"><text:text-input text:description="&lt;formatLang(o.current_saldo,float_time=True)&gt;">CURRENT_SALDO</text:text-input></text:p>
                </table:table-cell>
                <table:table-cell table:style-name="Tabelle5.A1" office:value-type="string">
                  <text:p text:style-name="P6">Krankenstand:</text:p>
                </table:table-cell>
                <table:table-cell table:style-name="Tabelle5.A1" office:value-type="string">
                  <text:p text:style-name="P5"><text:text-input text:description="&lt;formatLang(o.sick_leaves)&gt;">SICK_LEAVES</text:text-input></text:p>
                </table:table-cell>
              </table:table-row>
            </table:table>
            <text:p text:style-name="Table_20_Contents"/>
          </table:table-cell>
          <table:covered-table-cell/>
          <table:covered-table-cell/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1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size-asian="12pt"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FreeSans1" style:font-family-complex="FreeSan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style:contextual-spacing="false"/>
      <style:text-properties style:font-name="Verdana1" fo:font-family="Verdana" style:font-style-name="Negret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75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9T14:27:54.02</meta:creation-date>
    <meta:editing-duration>PT10H15M48S</meta:editing-duration>
    <meta:editing-cycles>63</meta:editing-cycles>
    <meta:generator>LibreOffice/4.2.8.2$Linux_X86_64 LibreOffice_project/420m0$Build-2</meta:generator>
    <meta:print-date>2012-08-01T10:35:37</meta:print-date>
    <dc:date>2015-08-05T09:34:11.180282207</dc:date>
    <meta:printed-by>Pichler Edwin</meta:printed-by>
    <meta:document-statistic meta:table-count="5" meta:image-count="0" meta:object-count="0" meta:page-count="1" meta:paragraph-count="39" meta:word-count="115" meta:character-count="516" meta:non-whitespace-character-count="493"/>
  </office:meta>
</office:document-meta>
</file>